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officeooo:rsid="001a2ebe" officeooo:paragraph-rsid="001b7a3a"/>
    </style:style>
    <style:style style:name="P2" style:family="paragraph" style:parent-style-name="Standard">
      <style:paragraph-properties fo:line-height="200%"/>
      <style:text-properties fo:color="#407927" style:font-name="arial" officeooo:rsid="001cf985" officeooo:paragraph-rsid="001cf985"/>
    </style:style>
    <style:style style:name="P3" style:family="paragraph" style:parent-style-name="Standard">
      <style:paragraph-properties fo:line-height="200%"/>
      <style:text-properties fo:color="#407927" style:font-name="arial" officeooo:rsid="001dcc6c" officeooo:paragraph-rsid="001dcc6c"/>
    </style:style>
    <style:style style:name="P4" style:family="paragraph" style:parent-style-name="Standard">
      <style:paragraph-properties fo:line-height="200%"/>
      <style:text-properties fo:color="#820f71" style:font-name="arial" officeooo:rsid="001cf985" officeooo:paragraph-rsid="001cf985"/>
    </style:style>
    <style:style style:name="P5" style:family="paragraph" style:parent-style-name="Standard">
      <style:paragraph-properties fo:line-height="200%"/>
      <style:text-properties fo:color="#009598" style:font-name="arial" officeooo:rsid="001b9e30" officeooo:paragraph-rsid="001b9e30"/>
    </style:style>
    <style:style style:name="P6" style:family="paragraph" style:parent-style-name="Standard">
      <style:paragraph-properties fo:line-height="200%"/>
      <style:text-properties fo:color="#009598" style:font-name="arial" officeooo:rsid="001b9e30" officeooo:paragraph-rsid="001cf985"/>
    </style:style>
    <style:style style:name="P7" style:family="paragraph" style:parent-style-name="Standard">
      <style:paragraph-properties fo:line-height="200%"/>
      <style:text-properties fo:color="#009598" style:font-name="arial" officeooo:rsid="001cf985" officeooo:paragraph-rsid="001cf985"/>
    </style:style>
    <style:style style:name="P8" style:family="paragraph" style:parent-style-name="Standard">
      <style:paragraph-properties fo:line-height="200%"/>
      <style:text-properties fo:color="#009598" style:font-name="arial" officeooo:rsid="001dcc6c" officeooo:paragraph-rsid="001dcc6c"/>
    </style:style>
    <style:style style:name="P9" style:family="paragraph" style:parent-style-name="Standard">
      <style:paragraph-properties fo:line-height="200%"/>
      <style:text-properties fo:color="#ccbe00" style:font-name="arial" officeooo:rsid="001a2ebe" officeooo:paragraph-rsid="001b7a3a"/>
    </style:style>
    <style:style style:name="P10" style:family="paragraph" style:parent-style-name="Standard">
      <style:paragraph-properties fo:line-height="200%"/>
      <style:text-properties fo:color="#ccbe00" style:font-name="arial" officeooo:rsid="001b9e30" officeooo:paragraph-rsid="001b9e30"/>
    </style:style>
    <style:style style:name="P11" style:family="paragraph" style:parent-style-name="Standard">
      <style:paragraph-properties fo:line-height="200%"/>
      <style:text-properties style:font-name="arial" officeooo:rsid="001a2ebe" officeooo:paragraph-rsid="001a2ebe"/>
    </style:style>
    <style:style style:name="P12" style:family="paragraph" style:parent-style-name="Standard">
      <style:paragraph-properties fo:line-height="200%" fo:text-align="center" style:justify-single-word="false"/>
      <style:text-properties style:font-name="arial" officeooo:rsid="001a2ebe" officeooo:paragraph-rsid="001a2ebe"/>
    </style:style>
    <style:style style:name="P13" style:family="paragraph" style:parent-style-name="Standard">
      <style:paragraph-properties fo:line-height="200%"/>
      <style:text-properties style:font-name="arial" officeooo:rsid="001a2ebe" officeooo:paragraph-rsid="001b7a3a"/>
    </style:style>
    <style:style style:name="P14" style:family="paragraph" style:parent-style-name="Standard">
      <style:paragraph-properties fo:line-height="200%"/>
      <style:text-properties style:font-name="arial" officeooo:rsid="001b7a3a" officeooo:paragraph-rsid="001b7a3a"/>
    </style:style>
    <style:style style:name="P15" style:family="paragraph" style:parent-style-name="Standard">
      <style:paragraph-properties fo:line-height="200%"/>
      <style:text-properties style:font-name="arial" officeooo:rsid="001b9e30" officeooo:paragraph-rsid="001b9e30"/>
    </style:style>
    <style:style style:name="P16" style:family="paragraph" style:parent-style-name="Standard">
      <style:paragraph-properties fo:line-height="200%"/>
      <style:text-properties style:font-name="arial" officeooo:rsid="001dcc6c" officeooo:paragraph-rsid="001dcc6c"/>
    </style:style>
    <style:style style:name="P17" style:family="paragraph" style:parent-style-name="Standard">
      <style:paragraph-properties fo:line-height="200%"/>
      <style:text-properties style:font-name="arial" officeooo:paragraph-rsid="001cf985"/>
    </style:style>
    <style:style style:name="T1" style:family="text">
      <style:text-properties officeooo:rsid="001b7a3a"/>
    </style:style>
    <style:style style:name="T2" style:family="text">
      <style:text-properties officeooo:rsid="001b9e30"/>
    </style:style>
    <style:style style:name="T3" style:family="text">
      <style:text-properties officeooo:rsid="001cf985"/>
    </style:style>
    <style:style style:name="T4" style:family="text">
      <style:text-properties officeooo:rsid="001dcc6c"/>
    </style:style>
    <style:style style:name="T5" style:family="text">
      <style:text-properties fo:color="#009598"/>
    </style:style>
    <style:style style:name="T6" style:family="text">
      <style:text-properties fo:color="#009598" officeooo:rsid="001cf985"/>
    </style:style>
    <style:style style:name="T7" style:family="text">
      <style:text-properties fo:color="#ccbe00"/>
    </style:style>
    <style:style style:name="T8" style:family="text">
      <style:text-properties fo:color="#ccbe00" officeooo:rsid="001b9e30"/>
    </style:style>
    <style:style style:name="T9" style:family="text">
      <style:text-properties fo:color="#00888a"/>
    </style:style>
    <style:style style:name="T10" style:family="text">
      <style:text-properties fo:color="#8f187c"/>
    </style:style>
    <style:style style:name="T11" style:family="text">
      <style:text-properties fo:color="#8f187c" officeooo:rsid="001b7a3a"/>
    </style:style>
    <style:style style:name="T12" style:family="text">
      <style:text-properties fo:color="#8f187c" style:font-name="arial"/>
    </style:style>
    <style:style style:name="T13" style:family="text">
      <style:text-properties fo:color="#8f187c" style:font-name="arial" officeooo:rsid="001b7a3a"/>
    </style:style>
    <style:style style:name="T14" style:family="text">
      <style:text-properties fo:color="#407927"/>
    </style:style>
    <style:style style:name="T15" style:family="text">
      <style:text-properties fo:color="#407927" officeooo:rsid="001b7a3a"/>
    </style:style>
    <style:style style:name="T16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Notes pour la note d’intention </text:p>
      <text:p text:style-name="P11">Projet OMEKA<text:line-break/><text:span text:style-name="T10">Floriane</text:span>, <text:span text:style-name="T9">Hélène</text:span>, <text:span text:style-name="T7">Anna</text:span>, <text:span text:style-name="T14">Marie</text:span></text:p>
      <text:p text:style-name="P12">Thème : le café <text:span text:style-name="T4">au XIXème siècle </text:span></text:p>
      <text:p text:style-name="P11"/>
      <text:p text:style-name="P13">1. <text:span text:style-name="T15">C</text:span><text:span text:style-name="T14">ontexte et présentation de corpus : le café élément du quotidien, de la société, de sociabilité. Concentration sur le XIXème siècle : montée en puissance, </text:span><text:span text:style-name="T15">intérêt, demande, réflexions médicales et scientifiques, exotisme, goût, art de la table, commerce, préparation, imaginaire.</text:span><text:span text:style-name="T1"> </text:span><text:span text:style-name="T11">XIXème :contenu plus accessible, domaine public.</text:span></text:p>
      <text:p text:style-name="P1"><text:span text:style-name="T13">Source = Gallica, donc limites du corpus ; au mieux regard et curiosité vers d’autres mais sans possibilité d’intégration. </text:span><text:span text:style-name="T12">Point de départ : </text:span><text:span text:style-name="T13">sélection boisson thé, café, chocolat #patrimoinegourmand </text:span><text:a xlink:type="simple" xlink:href="https://gallica.bnf.fr/services/engine/search/sru?operation=searchRetrieve&amp;version=1.2&amp;startRecord=0&amp;maximumRecords=15&amp;page=1&amp;collapsing=true&amp;exactSearch=false&amp;query=%28%28%28notice%20all%20%22thé%22%20or%20notice%20all%20%22café%22%20%29%20or%20notice%20all%20%22chocolat%22%20%29%20and%20notice%20adj%20%22PatGourm%22%20%29%20%20and%20%28access%20all%20%22fayes%22%29" text:style-name="Internet_20_link" text:visited-style-name="Visited_20_Internet_20_Link">https://gallica.bnf.fr/services/engine/search/sru?operation=searchRetrieve&amp;version=1.2&amp;startRecord=0&amp;maximumRecords=15&amp;page=1&amp;collapsing=true&amp;exactSearch=false&amp;query=%28%28%28notice%20all%20%22th%C3%A9%22%20or%20notice%20all%20%22caf%C3%A9%22%20%29%20or%20notice%20all%20%22chocolat%22%20%29%20and%20notice%20adj%20%22PatGourm%22%20%29%20%20and%20%28access%20all%20%22fayes%22%29</text:a><text:span text:style-name="T13"> &gt; parmi cette sélection, nous avons fait notre sélection, pour le café, par intérêt et goût des membres de l’équipe. Café est accessible, plus que l’alcool ; public très large (selon wikipédia : environ 230mg de café absorbé par jour par habitant en France. </text:span><text:a xlink:type="simple" xlink:href="https://fr.wikipedia.org/wiki/Café#/media/File:Cafeine_consommation.png" text:style-name="Internet_20_link" text:visited-style-name="Visited_20_Internet_20_Link">https://fr.wikipedia.org/wiki/Caf%C3%A9#/media/File:Cafeine_consommation.png</text:a><text:span text:style-name="T13">) <text:s/></text:span></text:p>
      <text:p text:style-name="P9"><text:span text:style-name="T1">Appui bibliographique et documentaire : expositions, nombreuses, polymorphes et récentes. Mettre dans la bibliographie un « pour aller plus loin » pour traiter toutes les sources et liens hors Gallica et période.</text:span></text:p>
      <text:p text:style-name="P14"><text:span text:style-name="T7">Focale France et langue fr et ensuite si besoin Paris</text:span>. </text:p>
      <text:p text:style-name="P11"/>
      <text:p text:style-name="P11"><text:soft-page-break/>2. nous et OMEKA ; <text:span text:style-name="T2">j</text:span><text:span text:style-name="T8">ustification du choix de l’outil. Conscience des limites d’OMEKA, peu de design, notre ambition est d’atteindre un équilibre entre élégance et dynamisme. Cela constitue un défi. Sympathique et possiblement institutionnel.</text:span></text:p>
      <text:p text:style-name="P5">Contrainte sur les typologies de documents, contrainte dublin core ; temps prévu et investi, principalement des ouvrages, des morceaux d’ouvrages, des articles, des recueils d’images, des affiches.</text:p>
      <text:p text:style-name="P10">Nous voulons faire une bibliothèque virtuelle qui porte sur le café au XIXème siècle et qui s’accompagne d’une exposition virtuelle pour les images, sûrement une dizaine, avec _ sur l’explication fine de chaque item. Discours pédagogique</text:p>
      <text:p text:style-name="P15"><text:span text:style-name="T7">Nous : les compétences engagées. Trois masters de recherche donne un socle théorique et méthodologique pour la recherche ; connaissance en bibliographie, bibliothèques, histoire.</text:span> <text:span text:style-name="T5">Exigence rendu visuel : </text:span><text:span text:style-name="T6">réflexion en cours sur la création par notre équipe d’un template.</text:span></text:p>
      <text:p text:style-name="P11"/>
      <text:p text:style-name="P11">3. actions <text:span text:style-name="T4">et méthodes </text:span>à mettre en place : contraintes, présentation du site, peu de design disponible ; réseaux sociaux.</text:p>
      <text:p text:style-name="P6">Dublin Core (Hélène), attention particulière aux métadonnées, à leur homogénéité. <text:span text:style-name="T3">Contrainte du temps passé à remplir, mise en forme et relecture qui peut être long.</text:span></text:p>
      <text:p text:style-name="P2">Tri typologique de tous nos items, choix de champs à remplir. Rangement thématique pour organiser le corpus et mettre des tags.</text:p>
      <text:p text:style-name="P4">Réseaux sociaux (Floriane) : fil twitter, Pinterest (banque d’image en plus), page Instagram, facebook ; éventuellement une newsletter. Avec quelques exemples.</text:p>
      <text:p text:style-name="P7">Création, <text:span text:style-name="T4">installation</text:span> et gestion du serveur Alwaysdata (Floriane) ; <text:span text:style-name="T4">sauvegardes, mot de passe. </text:span></text:p>
      <text:p text:style-name="P8">Récupération des données, nettoyage ; protocole IFFF.</text:p>
      <text:p text:style-name="P3"><text:soft-page-break/>Médiation : ton pédagogique, clair, accessible ; pratique ; mise en place d’une ligne éditoriale  (500 signes par notices) pour cadre. </text:p>
      <text:p text:style-name="P16"/>
      <text:p text:style-name="P16"><text:span text:style-name="T16">Conclusion</text:span> : notre problématique générale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9:49:04.929893880</meta:creation-date>
    <dc:date>2018-11-12T10:43:47.265899208</dc:date>
    <meta:editing-duration>PT2M25S</meta:editing-duration>
    <meta:editing-cycles>1</meta:editing-cycles>
    <meta:document-statistic meta:table-count="0" meta:image-count="0" meta:object-count="0" meta:page-count="3" meta:paragraph-count="19" meta:word-count="452" meta:character-count="3462" meta:non-whitespace-character-count="3021"/>
    <meta:generator>LibreOffice/6.0.6.2$Linux_X86_64 LibreOffice_project/00m0$Build-2</meta:generator>
  </office:meta>
</office:document-meta>
</file>